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ce3" officeooo:paragraph-rsid="000c9ce3"/>
    </style:style>
    <style:style style:name="P2" style:family="paragraph" style:parent-style-name="Standard">
      <style:text-properties officeooo:rsid="000c9ce3" officeooo:paragraph-rsid="000c9ce3"/>
    </style:style>
    <style:style style:name="P3" style:family="paragraph" style:parent-style-name="Standard">
      <style:text-properties officeooo:rsid="000cc450" officeooo:paragraph-rsid="000cc4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os</text:p>
      <text:p text:style-name="P1">&gt;&gt;&gt; os.chmod("/home/sessitra/file1.txt", 777)</text:p>
      <text:p text:style-name="P1">&gt;&gt;&gt; os.chmod("/home/sessitra/file1.txt", 0o777)</text:p>
      <text:p text:style-name="P1">&gt;&gt;&gt; help(os.chown)</text:p>
      <text:p text:style-name="P1"/>
      <text:p text:style-name="P1">&gt;&gt;&gt; os.chown("/home/sessitra/file1.txt", 7777, 2222)</text:p>
      <text:p text:style-name="P1">Traceback (most recent call last):</text:p>
      <text:p text:style-name="P1"><text:s text:c="2"/>File "&lt;stdin&gt;", line 1, in &lt;module&gt;</text:p>
      <text:p text:style-name="P1">OSError: [Errno 1] Operation not permitted: '/home/sessitra/file1.txt'</text:p>
      <text:p text:style-name="P1">&gt;&gt;&gt; quit()</text:p>
      <text:p text:style-name="P1">sessitra@VTA010L:~$ sudo python</text:p>
      <text:p text:style-name="P1">[sudo] password for sessitra: 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os</text:p>
      <text:p text:style-name="P1">&gt;&gt;&gt; os.chown("/home/sessitra/file1.txt", 7777, 2222)</text:p>
      <text:p text:style-name="P1">&gt;&gt;&gt; import os</text:p>
      <text:p text:style-name="P1">&gt;&gt;&gt; os.stat("/home/sessitra/file1.txt")</text:p>
      <text:p text:style-name="P1">posix.stat_result(st_mode=33279, st_ino=2102347, st_dev=2049, st_nlink=1, st_uid=7777, st_gid=2222, st_size=0, st_atime=1528285562, st_mtime=1528285559, st_ctime=1528286098)</text:p>
      <text:p text:style-name="P1">&gt;&gt;&gt; v = os.stat("/home/sessitra/file1.txt")</text:p>
      <text:p text:style-name="P1">&gt;&gt;&gt; v.st_size</text:p>
      <text:p text:style-name="P1">0</text:p>
      <text:p text:style-name="P1">&gt;&gt;&gt; quit()</text:p>
      <text:p text:style-name="P1">sessitra@VTA010L:~$ ls</text:p>
      <text:p text:style-name="P1">23-05-2018 <text:s/>Desktop <text:s text:c="3"/>examples.desktop <text:s/>last_month <text:s/>pack1 <text:s text:c="4"/>python</text:p>
      <text:p text:style-name="P1">AVD_GUI <text:s text:c="4"/>Documents <text:s/>file1.txt <text:s text:c="8"/>Login <text:s text:c="6"/>Pictures <text:s/>Templates</text:p>
      <text:p text:style-name="P1">Demo_Login <text:s/>Downloads <text:s/>file2.txt <text:s text:c="8"/>Music <text:s text:c="6"/>Public <text:s text:c="3"/>Videos</text:p>
      <text:p text:style-name="P1">sessitra@VTA010L:~$ ln file1.txt hlfile1</text:p>
      <text:p text:style-name="P1">sessitra@VTA010L:~$ ls -lrt</text:p>
      <text:p text:style-name="P1">total 72</text:p>
      <text:p text:style-name="P1">-rw-r--r-- 1 sessitra sessitra 8980 Apr 26 11:17 examples.desktop</text:p>
      <text:p text:style-name="P1">drwxr-xr-x 2 sessitra sessitra 4096 Apr 26 11:20 Templates</text:p>
      <text:p text:style-name="P1">drwxr-xr-x 2 sessitra sessitra 4096 Apr 26 11:20 Public</text:p>
      <text:p text:style-name="P1">drwxr-xr-x 2 sessitra sessitra 4096 Apr 26 11:20 Videos</text:p>
      <text:p text:style-name="P1">drwxr-xr-x 2 sessitra sessitra 4096 Apr 26 11:20 Pictures</text:p>
      <text:p text:style-name="P1">drwxr-xr-x 2 sessitra sessitra 4096 Apr 26 11:20 Music</text:p>
      <text:p text:style-name="P1">drwxrwxr-x 5 sessitra sessitra 4096 Apr 30 18:29 Demo_Login</text:p>
      <text:p text:style-name="P1">drwxrwxr-x 5 sessitra sessitra 4096 May <text:s/>2 18:26 AVD_GUI</text:p>
      <text:p text:style-name="P1">drwxr-xr-x 2 sessitra sessitra 4096 May <text:s/>9 18:40 Documents</text:p>
      <text:p text:style-name="P1">drwxrwxr-x 3 sessitra sessitra 4096 May 14 17:25 Login</text:p>
      <text:p text:style-name="P1">drwxrwxr-x 2 sessitra sessitra 4096 May 23 18:28 23-05-2018</text:p>
      <text:p text:style-name="P1">drwxrwxr-x 3 sessitra sessitra 4096 May 28 10:41 last_month</text:p>
      <text:p text:style-name="P1">drwxr-xr-x 3 sessitra sessitra 4096 May 29 12:39 Downloads</text:p>
      <text:p text:style-name="P1">drwxrwxr-x 2 sessitra sessitra 4096 May 30 18:27 pack1</text:p>
      <text:p text:style-name="P1">drwxr-xr-x 4 sessitra sessitra 4096 Jun <text:s/>4 18:43 Desktop</text:p>
      <text:p text:style-name="P1">drwxrwxr-x 2 sessitra sessitra 4096 Jun <text:s/>4 18:49 python</text:p>
      <text:p text:style-name="P1"><text:soft-page-break/>-rwxrwxrwx 2 <text:s text:c="4"/>7777 <text:s text:c="4"/>2222 <text:s text:c="3"/>0 Jun <text:s/>6 17:15 hlfile1</text:p>
      <text:p text:style-name="P1">-rwxrwxrwx 2 <text:s text:c="4"/>7777 <text:s text:c="4"/>2222 <text:s text:c="3"/>0 Jun <text:s/>6 17:15 file1.txt</text:p>
      <text:p text:style-name="P1">-rwxrwxr-x 1 sessitra sessitra <text:s text:c="3"/>0 Jun <text:s/>6 17:29 file2.txt</text:p>
      <text:p text:style-name="P1">sessitra@VTA010L:~$ ls -lirt</text:p>
      <text:p text:style-name="P1">total 72</text:p>
      <text:p text:style-name="P1">2099602 -rw-r--r-- 1 sessitra sessitra 8980 Apr 26 11:17 examples.desktop</text:p>
      <text:p text:style-name="P1">2099630 drwxr-xr-x 2 sessitra sessitra 4096 Apr 26 11:20 Templates</text:p>
      <text:p text:style-name="P1">2099631 drwxr-xr-x 2 sessitra sessitra 4096 Apr 26 11:20 Public</text:p>
      <text:p text:style-name="P1">2229283 drwxr-xr-x 2 sessitra sessitra 4096 Apr 26 11:20 Videos</text:p>
      <text:p text:style-name="P1">2229281 drwxr-xr-x 2 sessitra sessitra 4096 Apr 26 11:20 Pictures</text:p>
      <text:p text:style-name="P1">2229122 drwxr-xr-x 2 sessitra sessitra 4096 Apr 26 11:20 Music</text:p>
      <text:p text:style-name="P1">2097747 drwxrwxr-x 5 sessitra sessitra 4096 Apr 30 18:29 Demo_Login</text:p>
      <text:p text:style-name="P1">4065829 drwxrwxr-x 5 sessitra sessitra 4096 May <text:s/>2 18:26 AVD_GUI</text:p>
      <text:p text:style-name="P1">2099632 drwxr-xr-x 2 sessitra sessitra 4096 May <text:s/>9 18:40 Documents</text:p>
      <text:p text:style-name="P1">2236351 drwxrwxr-x 3 sessitra sessitra 4096 May 14 17:25 Login</text:p>
      <text:p text:style-name="P1">2102335 drwxrwxr-x 2 sessitra sessitra 4096 May 23 18:28 23-05-2018</text:p>
      <text:p text:style-name="P1">2097720 drwxrwxr-x 3 sessitra sessitra 4096 May 28 10:41 last_month</text:p>
      <text:p text:style-name="P1">2099629 drwxr-xr-x 3 sessitra sessitra 4096 May 29 12:39 Downloads</text:p>
      <text:p text:style-name="P1">2102341 drwxrwxr-x 2 sessitra sessitra 4096 May 30 18:27 pack1</text:p>
      <text:p text:style-name="P1">2099620 drwxr-xr-x 4 sessitra sessitra 4096 Jun <text:s/>4 18:43 Desktop</text:p>
      <text:p text:style-name="P1">2099365 drwxrwxr-x 2 sessitra sessitra 4096 Jun <text:s/>4 18:49 python</text:p>
      <text:p text:style-name="P1">2102347 -rwxrwxrwx 2 <text:s text:c="4"/>7777 <text:s text:c="4"/>2222 <text:s text:c="3"/>0 Jun <text:s/>6 17:15 hlfile1</text:p>
      <text:p text:style-name="P1">2102347 -rwxrwxrwx 2 <text:s text:c="4"/>7777 <text:s text:c="4"/>2222 <text:s text:c="3"/>0 Jun <text:s/>6 17:15 file1.txt</text:p>
      <text:p text:style-name="P1">2102353 -rwxrwxr-x 1 sessitra sessitra <text:s text:c="3"/>0 Jun <text:s/>6 17:29 file2.txt</text:p>
      <text:p text:style-name="P1">sessitra@VTA010L:~$ find . -samefile file1.txt</text:p>
      <text:p text:style-name="P1">./file1.txt</text:p>
      <text:p text:style-name="P1">find: ‘./.dbus’: Permission denied</text:p>
      <text:p text:style-name="P1">./hlfile1</text:p>
      <text:p text:style-name="P1">sessitra@VTA010L:~$ ln file1.txt hl2file1</text:p>
      <text:p text:style-name="P1">sessitra@VTA010L:~$ ln file1.txt hl3file1</text:p>
      <text:p text:style-name="P1">sessitra@VTA010L:~$ ln file1.txt hl4file1</text:p>
      <text:p text:style-name="P1">sessitra@VTA010L:~$ find . -samefile file1.txt</text:p>
      <text:p text:style-name="P1">./file1.txt</text:p>
      <text:p text:style-name="P1">./hl4file1</text:p>
      <text:p text:style-name="P1">./hl3file1</text:p>
      <text:p text:style-name="P1">./hl2file1</text:p>
      <text:p text:style-name="P1">find: ‘./.dbus’: Permission denied</text:p>
      <text:p text:style-name="P1">./hlfile1</text:p>
      <text:p text:style-name="P1">sessitra@VTA010L:~$ ls -lirt</text:p>
      <text:p text:style-name="P1">total 72</text:p>
      <text:p text:style-name="P1">2099602 -rw-r--r-- 1 sessitra sessitra 8980 Apr 26 11:17 examples.desktop</text:p>
      <text:p text:style-name="P1">2099630 drwxr-xr-x 2 sessitra sessitra 4096 Apr 26 11:20 Templates</text:p>
      <text:p text:style-name="P1">2099631 drwxr-xr-x 2 sessitra sessitra 4096 Apr 26 11:20 Public</text:p>
      <text:p text:style-name="P1">2229283 drwxr-xr-x 2 sessitra sessitra 4096 Apr 26 11:20 Videos</text:p>
      <text:p text:style-name="P1">2229281 drwxr-xr-x 2 sessitra sessitra 4096 Apr 26 11:20 Pictures</text:p>
      <text:p text:style-name="P1">2229122 drwxr-xr-x 2 sessitra sessitra 4096 Apr 26 11:20 Music</text:p>
      <text:p text:style-name="P1">2097747 drwxrwxr-x 5 sessitra sessitra 4096 Apr 30 18:29 Demo_Login</text:p>
      <text:p text:style-name="P1">4065829 drwxrwxr-x 5 sessitra sessitra 4096 May <text:s/>2 18:26 AVD_GUI</text:p>
      <text:p text:style-name="P1">2099632 drwxr-xr-x 2 sessitra sessitra 4096 May <text:s/>9 18:40 Documents</text:p>
      <text:p text:style-name="P1">2236351 drwxrwxr-x 3 sessitra sessitra 4096 May 14 17:25 Login</text:p>
      <text:p text:style-name="P1">2102335 drwxrwxr-x 2 sessitra sessitra 4096 May 23 18:28 23-05-2018</text:p>
      <text:p text:style-name="P1">2097720 drwxrwxr-x 3 sessitra sessitra 4096 May 28 10:41 last_month</text:p>
      <text:p text:style-name="P1"><text:soft-page-break/>2099629 drwxr-xr-x 3 sessitra sessitra 4096 May 29 12:39 Downloads</text:p>
      <text:p text:style-name="P1">2102341 drwxrwxr-x 2 sessitra sessitra 4096 May 30 18:27 pack1</text:p>
      <text:p text:style-name="P1">2099620 drwxr-xr-x 4 sessitra sessitra 4096 Jun <text:s/>4 18:43 Desktop</text:p>
      <text:p text:style-name="P1">2099365 drwxrwxr-x 2 sessitra sessitra 4096 Jun <text:s/>4 18:49 python</text:p>
      <text:p text:style-name="P1">2102347 -rwxrwxrwx 5 <text:s text:c="4"/>7777 <text:s text:c="4"/>2222 <text:s text:c="3"/>0 Jun <text:s/>6 17:15 hlfile1</text:p>
      <text:p text:style-name="P1">2102347 -rwxrwxrwx 5 <text:s text:c="4"/>7777 <text:s text:c="4"/>2222 <text:s text:c="3"/>0 Jun <text:s/>6 17:15 hl4file1</text:p>
      <text:p text:style-name="P1">2102347 -rwxrwxrwx 5 <text:s text:c="4"/>7777 <text:s text:c="4"/>2222 <text:s text:c="3"/>0 Jun <text:s/>6 17:15 hl3file1</text:p>
      <text:p text:style-name="P1">2102347 -rwxrwxrwx 5 <text:s text:c="4"/>7777 <text:s text:c="4"/>2222 <text:s text:c="3"/>0 Jun <text:s/>6 17:15 hl2file1</text:p>
      <text:p text:style-name="P1">2102347 -rwxrwxrwx 5 <text:s text:c="4"/>7777 <text:s text:c="4"/>2222 <text:s text:c="3"/>0 Jun <text:s/>6 17:15 file1.txt</text:p>
      <text:p text:style-name="P1">2102353 -rwxrwxr-x 1 sessitra sessitra <text:s text:c="3"/>0 Jun <text:s/>6 17:29 file2.txt</text:p>
      <text:p text:style-name="P1">sessitra@VTA010L:~$ stat hl3file1</text:p>
      <text:p text:style-name="P1"><text:s text:c="2"/>File: 'hl3file1'</text:p>
      <text:p text:style-name="P1"><text:s text:c="2"/>Size: 0 <text:s text:c="8"/><text:tab/>Blocks: 0 <text:s text:c="9"/>IO Block: 4096 <text:s text:c="2"/>regular empty file</text:p>
      <text:p text:style-name="P1">Device: 801h/2049d<text:tab/>Inode: 2102347 <text:s text:c="4"/>Links: 5</text:p>
      <text:p text:style-name="P1">Access: (0777/-rwxrwxrwx) <text:s/>Uid: ( 7777/ UNKNOWN) <text:s text:c="2"/>Gid: ( 2222/ UNKNOWN)</text:p>
      <text:p text:style-name="P1">Access: 2018-06-06 17:29:13.113464167 +0530</text:p>
      <text:p text:style-name="P1">Modify: 2018-06-06 17:15:59.174348539 +0530</text:p>
      <text:p text:style-name="P1">Change: 2018-06-06 17:40:39.498893567 +0530</text:p>
      <text:p text:style-name="P1"><text:s/>Birth: -</text:p>
      <text:p text:style-name="P1">sessitra@VTA010L:~$ man ln</text:p>
      <text:p text:style-name="P1">sessitra@VTA010L:~$ vi file1.txt</text:p>
      <text:p text:style-name="P1">sessitra@VTA010L:~$ cat file1.txt</text:p>
      <text:p text:style-name="P1">hi there</text:p>
      <text:p text:style-name="P1">how are you</text:p>
      <text:p text:style-name="P1">sessitra@VTA010L:~$ cat hlfile1</text:p>
      <text:p text:style-name="P1">hi there</text:p>
      <text:p text:style-name="P1">how are you</text:p>
      <text:p text:style-name="P1">sessitra@VTA010L:~$ cat hl2file1</text:p>
      <text:p text:style-name="P1">hi there</text:p>
      <text:p text:style-name="P1">how are you</text:p>
      <text:p text:style-name="P1">sessitra@VTA010L:~$ cat hl3file1</text:p>
      <text:p text:style-name="P1">hi there</text:p>
      <text:p text:style-name="P1">how are you</text:p>
      <text:p text:style-name="P1">sessitra@VTA010L:~$ rm file1.txt</text:p>
      <text:p text:style-name="P1">sessitra@VTA010L:~$ cat hl3file1</text:p>
      <text:p text:style-name="P1">hi there</text:p>
      <text:p text:style-name="P1">how are you</text:p>
      <text:p text:style-name="P1">sessitra@VTA010L:~$ cat hl2file1</text:p>
      <text:p text:style-name="P1">hi there</text:p>
      <text:p text:style-name="P1">how are you</text:p>
      <text:p text:style-name="P1">sessitra@VTA010L:~$ vi file2.txt</text:p>
      <text:p text:style-name="P1">sessitra@VTA010L:~$ ln -s file2.txt slfile2</text:p>
      <text:p text:style-name="P1">sessitra@VTA010L:~$ ls -lirt</text:p>
      <text:p text:style-name="P1">total 92</text:p>
      <text:p text:style-name="P1">2099602 -rw-r--r-- 1 sessitra sessitra 8980 Apr 26 11:17 examples.desktop</text:p>
      <text:p text:style-name="P1">2099630 drwxr-xr-x 2 sessitra sessitra 4096 Apr 26 11:20 Templates</text:p>
      <text:p text:style-name="P1">2099631 drwxr-xr-x 2 sessitra sessitra 4096 Apr 26 11:20 Public</text:p>
      <text:p text:style-name="P1">2229283 drwxr-xr-x 2 sessitra sessitra 4096 Apr 26 11:20 Videos</text:p>
      <text:p text:style-name="P1">2229281 drwxr-xr-x 2 sessitra sessitra 4096 Apr 26 11:20 Pictures</text:p>
      <text:p text:style-name="P1">2229122 drwxr-xr-x 2 sessitra sessitra 4096 Apr 26 11:20 Music</text:p>
      <text:p text:style-name="P1">2097747 drwxrwxr-x 5 sessitra sessitra 4096 Apr 30 18:29 Demo_Login</text:p>
      <text:p text:style-name="P1">4065829 drwxrwxr-x 5 sessitra sessitra 4096 May <text:s/>2 18:26 AVD_GUI</text:p>
      <text:p text:style-name="P1"><text:soft-page-break/>2099632 drwxr-xr-x 2 sessitra sessitra 4096 May <text:s/>9 18:40 Documents</text:p>
      <text:p text:style-name="P1">2236351 drwxrwxr-x 3 sessitra sessitra 4096 May 14 17:25 Login</text:p>
      <text:p text:style-name="P1">2102335 drwxrwxr-x 2 sessitra sessitra 4096 May 23 18:28 23-05-2018</text:p>
      <text:p text:style-name="P1">2097720 drwxrwxr-x 3 sessitra sessitra 4096 May 28 10:41 last_month</text:p>
      <text:p text:style-name="P1">2099629 drwxr-xr-x 3 sessitra sessitra 4096 May 29 12:39 Downloads</text:p>
      <text:p text:style-name="P1">2102341 drwxrwxr-x 2 sessitra sessitra 4096 May 30 18:27 pack1</text:p>
      <text:p text:style-name="P1">2099620 drwxr-xr-x 4 sessitra sessitra 4096 Jun <text:s/>4 18:43 Desktop</text:p>
      <text:p text:style-name="P1">2099365 drwxrwxr-x 2 sessitra sessitra 4096 Jun <text:s/>4 18:49 python</text:p>
      <text:p text:style-name="P1">2102347 -rwxrwxrwx 4 <text:s text:c="4"/>7777 <text:s text:c="4"/>2222 <text:s text:c="2"/>21 Jun <text:s/>6 17:44 hlfile1</text:p>
      <text:p text:style-name="P1">2102347 -rwxrwxrwx 4 <text:s text:c="4"/>7777 <text:s text:c="4"/>2222 <text:s text:c="2"/>21 Jun <text:s/>6 17:44 hl4file1</text:p>
      <text:p text:style-name="P1">2102347 -rwxrwxrwx 4 <text:s text:c="4"/>7777 <text:s text:c="4"/>2222 <text:s text:c="2"/>21 Jun <text:s/>6 17:44 hl3file1</text:p>
      <text:p text:style-name="P1">2102347 -rwxrwxrwx 4 <text:s text:c="4"/>7777 <text:s text:c="4"/>2222 <text:s text:c="2"/>21 Jun <text:s/>6 17:44 hl2file1</text:p>
      <text:p text:style-name="P1">2102692 -rwxrwxr-x 1 sessitra sessitra <text:s text:c="2"/>21 Jun <text:s/>6 17:46 file2.txt</text:p>
      <text:p text:style-name="P1">2102355 lrwxrwxrwx 1 sessitra sessitra <text:s text:c="3"/>9 Jun <text:s/>6 17:46 slfile2 -&gt; file2.txt</text:p>
      <text:p text:style-name="P1">sessitra@VTA010L:~$ cat slfile2</text:p>
      <text:p text:style-name="P1">hello hi</text:p>
      <text:p text:style-name="P1">how are you</text:p>
      <text:p text:style-name="P1">sessitra@VTA010L:~$ cat file2.txt</text:p>
      <text:p text:style-name="P1">hello hi</text:p>
      <text:p text:style-name="P1">how are you</text:p>
      <text:p text:style-name="P1">sessitra@VTA010L:~$ rm file2.txt</text:p>
      <text:p text:style-name="P1">sessitra@VTA010L:~$ ls -lirt</text:p>
      <text:p text:style-name="P1">total 88</text:p>
      <text:p text:style-name="P1">2099602 -rw-r--r-- 1 sessitra sessitra 8980 Apr 26 11:17 examples.desktop</text:p>
      <text:p text:style-name="P1">2099630 drwxr-xr-x 2 sessitra sessitra 4096 Apr 26 11:20 Templates</text:p>
      <text:p text:style-name="P1">2099631 drwxr-xr-x 2 sessitra sessitra 4096 Apr 26 11:20 Public</text:p>
      <text:p text:style-name="P1">2229283 drwxr-xr-x 2 sessitra sessitra 4096 Apr 26 11:20 Videos</text:p>
      <text:p text:style-name="P1">2229281 drwxr-xr-x 2 sessitra sessitra 4096 Apr 26 11:20 Pictures</text:p>
      <text:p text:style-name="P1">2229122 drwxr-xr-x 2 sessitra sessitra 4096 Apr 26 11:20 Music</text:p>
      <text:p text:style-name="P1">2097747 drwxrwxr-x 5 sessitra sessitra 4096 Apr 30 18:29 Demo_Login</text:p>
      <text:p text:style-name="P1">4065829 drwxrwxr-x 5 sessitra sessitra 4096 May <text:s/>2 18:26 AVD_GUI</text:p>
      <text:p text:style-name="P1">2099632 drwxr-xr-x 2 sessitra sessitra 4096 May <text:s/>9 18:40 Documents</text:p>
      <text:p text:style-name="P1">2236351 drwxrwxr-x 3 sessitra sessitra 4096 May 14 17:25 Login</text:p>
      <text:p text:style-name="P1">2102335 drwxrwxr-x 2 sessitra sessitra 4096 May 23 18:28 23-05-2018</text:p>
      <text:p text:style-name="P1">2097720 drwxrwxr-x 3 sessitra sessitra 4096 May 28 10:41 last_month</text:p>
      <text:p text:style-name="P1">2099629 drwxr-xr-x 3 sessitra sessitra 4096 May 29 12:39 Downloads</text:p>
      <text:p text:style-name="P1">2102341 drwxrwxr-x 2 sessitra sessitra 4096 May 30 18:27 pack1</text:p>
      <text:p text:style-name="P1">2099620 drwxr-xr-x 4 sessitra sessitra 4096 Jun <text:s/>4 18:43 Desktop</text:p>
      <text:p text:style-name="P1">2099365 drwxrwxr-x 2 sessitra sessitra 4096 Jun <text:s/>4 18:49 python</text:p>
      <text:p text:style-name="P1">2102347 -rwxrwxrwx 4 <text:s text:c="4"/>7777 <text:s text:c="4"/>2222 <text:s text:c="2"/>21 Jun <text:s/>6 17:44 hlfile1</text:p>
      <text:p text:style-name="P1">2102347 -rwxrwxrwx 4 <text:s text:c="4"/>7777 <text:s text:c="4"/>2222 <text:s text:c="2"/>21 Jun <text:s/>6 17:44 hl4file1</text:p>
      <text:p text:style-name="P1">2102347 -rwxrwxrwx 4 <text:s text:c="4"/>7777 <text:s text:c="4"/>2222 <text:s text:c="2"/>21 Jun <text:s/>6 17:44 hl3file1</text:p>
      <text:p text:style-name="P1">2102347 -rwxrwxrwx 4 <text:s text:c="4"/>7777 <text:s text:c="4"/>2222 <text:s text:c="2"/>21 Jun <text:s/>6 17:44 hl2file1</text:p>
      <text:p text:style-name="P1">2102355 lrwxrwxrwx 1 sessitra sessitra <text:s text:c="3"/>9 Jun <text:s/>6 17:46 slfile2 -&gt; file2.txt</text:p>
      <text:p text:style-name="P1">sessitra@VTA010L:~$ cat slfile2</text:p>
      <text:p text:style-name="P1">cat: slfile2: No such file or directory</text:p>
      <text:p text:style-name="P1">sessitra@VTA010L:~$ vi file3.txt</text:p>
      <text:p text:style-name="P1">sessitra@VTA010L:~$ ln -s file3.txt sl_file3</text:p>
      <text:p text:style-name="P1">sessitra@VTA010L:~$ stat file3.txt</text:p>
      <text:p text:style-name="P1"><text:s text:c="2"/>File: 'file3.txt'</text:p>
      <text:p text:style-name="P1"><text:s text:c="2"/>Size: 39 <text:s text:c="7"/><text:tab/>Blocks: 8 <text:s text:c="9"/>IO Block: 4096 <text:s text:c="2"/>regular file</text:p>
      <text:p text:style-name="P1">Device: 801h/2049d<text:tab/>Inode: 2102697 <text:s text:c="4"/>Links: 1</text:p>
      <text:p text:style-name="P1"><text:soft-page-break/>Access: (0664/-rw-rw-r--) <text:s/>Uid: ( 1001/sessitra) <text:s text:c="2"/>Gid: ( 1001/sessitra)</text:p>
      <text:p text:style-name="P1">Access: 2018-06-06 17:48:08.194394267 +0530</text:p>
      <text:p text:style-name="P1">Modify: 2018-06-06 17:48:08.194394267 +0530</text:p>
      <text:p text:style-name="P1">Change: 2018-06-06 17:48:08.194394267 +0530</text:p>
      <text:p text:style-name="P1"><text:s/>Birth: -</text:p>
      <text:p text:style-name="P1">sessitra@VTA010L:~$ stat sl_file3</text:p>
      <text:p text:style-name="P1"><text:s text:c="2"/>File: 'sl_file3' -&gt; 'file3.txt'</text:p>
      <text:p text:style-name="P1"><text:s text:c="2"/>Size: 9 <text:s text:c="8"/><text:tab/>Blocks: 0 <text:s text:c="9"/>IO Block: 4096 <text:s text:c="2"/>symbolic link</text:p>
      <text:p text:style-name="P1">Device: 801h/2049d<text:tab/>Inode: 2102353 <text:s text:c="4"/>Links: 1</text:p>
      <text:p text:style-name="P1">Access: (0777/lrwxrwxrwx) <text:s/>Uid: ( 1001/sessitra) <text:s text:c="2"/>Gid: ( 1001/sessitra)</text:p>
      <text:p text:style-name="P1">Access: 2018-06-06 17:48:21.778134528 +0530</text:p>
      <text:p text:style-name="P1">Modify: 2018-06-06 17:48:21.778134528 +0530</text:p>
      <text:p text:style-name="P1">Change: 2018-06-06 17:48:21.778134528 +0530</text:p>
      <text:p text:style-name="P1"><text:s/>Birth: -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os</text:p>
      <text:p text:style-name="P1">&gt;&gt;&gt; os.link("/home/sessitra/file4.txt", "/home/sessitra/hl_file4")</text:p>
      <text:p text:style-name="P1">&gt;&gt;&gt; os.symlink("/home/sessitra/file4.txt", "/home/sessitra/sl_file4")</text:p>
      <text:p text:style-name="P1">&gt;&gt;&gt; os.mkdir("/home/sessitra/dir3", 0o666)</text:p>
      <text:p text:style-name="P1">&gt;&gt;&gt; os.mkdir("/home/sessitra/dir4", 0o777)</text:p>
      <text:p text:style-name="P1">&gt;&gt;&gt; os.umask()</text:p>
      <text:p text:style-name="P1">Traceback (most recent call last):</text:p>
      <text:p text:style-name="P1"><text:s text:c="2"/>File "&lt;stdin&gt;", line 1, in &lt;module&gt;</text:p>
      <text:p text:style-name="P1">TypeError: umask() takes exactly 1 argument (0 given)</text:p>
      <text:p text:style-name="P1">&gt;&gt;&gt; help(os.umask)</text:p>
      <text:p text:style-name="P1"/>
      <text:p text:style-name="P1">&gt;&gt;&gt; os.umask(0003)</text:p>
      <text:p text:style-name="P1">2</text:p>
      <text:p text:style-name="P1">&gt;&gt;&gt; os.umask(0003)</text:p>
      <text:p text:style-name="P1">3</text:p>
      <text:p text:style-name="P1">&gt;&gt;&gt; os.mkdir("/home/sessitra/dir5", 0o777)</text:p>
      <text:p text:style-name="P1">&gt;&gt;&gt; os.umask(0005)</text:p>
      <text:p text:style-name="P1">3</text:p>
      <text:p text:style-name="P1">&gt;&gt;&gt; os.mkdir("/home/sessitra/dir6", 0o777)</text:p>
      <text:p text:style-name="P1">&gt;&gt;&gt; os.rename("/home/sessitra/file4.txt", "/home/sessitra/file5.txt")</text:p>
      <text:p text:style-name="P1">&gt;&gt;&gt; os.rename("/home/sessitra/file5.txt", "/home/sessitra/file6.txt")</text:p>
      <text:p text:style-name="P1">&gt;&gt;&gt; os.remove("/home/sessitra/file6.txt")</text:p>
      <text:p text:style-name="P1">&gt;&gt;&gt; os.rmdir("/home/sessitra/sample23")</text:p>
      <text:p text:style-name="P1">&gt;&gt;&gt; os.rmdir("/home/sessitra/sample24")</text:p>
      <text:p text:style-name="P1">Traceback (most recent call last):</text:p>
      <text:p text:style-name="P1"><text:s text:c="2"/>File "&lt;stdin&gt;", line 1, in &lt;module&gt;</text:p>
      <text:p text:style-name="P1">OSError: [Errno 39] Directory not empty: '/home/sessitra/sample24'</text:p>
      <text:p text:style-name="P1">&gt;&gt;&gt; os.rmtree("/home/sessitra/sample24")</text:p>
      <text:p text:style-name="P1">Traceback (most recent call last):</text:p>
      <text:p text:style-name="P1"><text:s text:c="2"/>File "&lt;stdin&gt;", line 1, in &lt;module&gt;</text:p>
      <text:p text:style-name="P1">AttributeError: 'module' object has no attribute 'rmtree'</text:p>
      <text:p text:style-name="P1">&gt;&gt;&gt; import shutil</text:p>
      <text:p text:style-name="P1">&gt;&gt;&gt; shutil.rmtree("/home/sessitra/sample24")</text:p>
      <text:p text:style-name="P1">&gt;&gt;&gt; help(shutil.make_archive)</text:p>
      <text:p text:style-name="P1"><text:soft-page-break/></text:p>
      <text:p text:style-name="P1">&gt;&gt;&gt; help(shutil.make_archive)</text:p>
      <text:p text:style-name="P1"/>
      <text:p text:style-name="P1">&gt;&gt;&gt; shutil.make_archive("/home/sessitra/sample2", format="gztar")</text:p>
      <text:p text:style-name="P1">Traceback (most recent call last):</text:p>
      <text:p text:style-name="P1"><text:s text:c="2"/>File "&lt;stdin&gt;", line 1, in &lt;module&gt;</text:p>
      <text:p text:style-name="P1"><text:s text:c="2"/>File "/usr/lib/python2.7/shutil.py", line 557, in make_archive</text:p>
      <text:p text:style-name="P1"><text:s text:c="4"/>filename = func(base_name, base_dir, **kwargs)</text:p>
      <text:p text:style-name="P1"><text:s text:c="2"/>File "/usr/lib/python2.7/shutil.py", line 393, in _make_tarball</text:p>
      <text:p text:style-name="P1"><text:s text:c="4"/>tar.add(base_dir, filter=_set_uid_gid)</text:p>
      <text:p text:style-name="P1"><text:s text:c="2"/>File "/usr/lib/python2.7/tarfile.py", line 2030, in add</text:p>
      <text:p text:style-name="P1"><text:s text:c="4"/>recursive, exclude, filter)</text:p>
      <text:p text:style-name="P1"><text:s text:c="2"/>File "/usr/lib/python2.7/tarfile.py", line 2028, in add</text:p>
      <text:p text:style-name="P1"><text:s text:c="4"/>for f in os.listdir(name):</text:p>
      <text:p text:style-name="P1">OSError: [Errno 13] Permission denied: './.dbus'</text:p>
      <text:p text:style-name="P1">&gt;&gt;&gt; help(shutil.make_archive)</text:p>
      <text:p text:style-name="P1"/>
      <text:p text:style-name="P1">&gt;&gt;&gt; shutil.make_archive("/home/sessitra/sample2.tgz", format="gztar", root_dir="/home/sessitra/sample2")</text:p>
      <text:p text:style-name="P1">'/home/sessitra/sample2.tgz.tar.gz'</text:p>
      <text:p text:style-name="P1">&gt;&gt;&gt; shutil.make_archive("/home/sessitra/sample2", format="gztar", root_dir="/home/sessitra/sample2")</text:p>
      <text:p text:style-name="P1">'/home/sessitra/sample2.tar.gz'</text:p>
      <text:p text:style-name="P1">&gt;&gt;&gt; shutil.make_archive("/home/sessitra/s2", format="gztar", root_dir="/home/sessitra/sample2")</text:p>
      <text:p text:style-name="P1">'/home/sessitra/s2.tar.gz'</text:p>
      <text:p text:style-name="P1"/>
      <text:p text:style-name="P1"/>
      <text:p text:style-name="P1"/>
      <text:p text:style-name="P1"/>
      <text:p text:style-name="P1"/>
      <text:p text:style-name="P1">////////////////////////////////////////////////////////////////////////////////////////////////////////////////////////</text:p>
      <text:p text:style-name="P3">sessitra@VTA010L:~$ python</text:p>
      <text:p text:style-name="P3">Python 2.7.12 (default, Dec <text:s/>4 2017, 14:50:18) </text:p>
      <text:p text:style-name="P3">[GCC 5.4.0 20160609] on linux2</text:p>
      <text:p text:style-name="P3">Type "help", "copyright", "credits" or "license" for more information.</text:p>
      <text:p text:style-name="P3">&gt;&gt;&gt; import os</text:p>
      <text:p text:style-name="P3">&gt;&gt;&gt; os.chmod("/home/sessitra/file1.txt", 777)</text:p>
      <text:p text:style-name="P3">&gt;&gt;&gt; os.chmod("/home/sessitra/file1.txt", 0o777)</text:p>
      <text:p text:style-name="P3">&gt;&gt;&gt; help(os.chown)</text:p>
      <text:p text:style-name="P3"/>
      <text:p text:style-name="P3">&gt;&gt;&gt; os.chown("/home/sessitra/file1.txt", 7777, 2222)</text:p>
      <text:p text:style-name="P3">Traceback (most recent call last):</text:p>
      <text:p text:style-name="P3"><text:s text:c="2"/>File "&lt;stdin&gt;", line 1, in &lt;module&gt;</text:p>
      <text:p text:style-name="P3">OSError: [Errno 1] Operation not permitted: '/home/sessitra/file1.txt'</text:p>
      <text:p text:style-name="P3">&gt;&gt;&gt; quit()</text:p>
      <text:p text:style-name="P3">sessitra@VTA010L:~$ sudo python</text:p>
      <text:p text:style-name="P3">[sudo] password for sessitra: </text:p>
      <text:p text:style-name="P3">Python 2.7.12 (default, Dec <text:s/>4 2017, 14:50:18) </text:p>
      <text:p text:style-name="P3">[GCC 5.4.0 20160609] on linux2</text:p>
      <text:p text:style-name="P3">Type "help", "copyright", "credits" or "license" for more information.</text:p>
      <text:p text:style-name="P3">&gt;&gt;&gt; import os</text:p>
      <text:p text:style-name="P3">&gt;&gt;&gt; os.chown("/home/sessitra/file1.txt", 7777, 2222)</text:p>
      <text:p text:style-name="P3"><text:soft-page-break/>&gt;&gt;&gt; import os</text:p>
      <text:p text:style-name="P3">&gt;&gt;&gt; os.stat("/home/sessitra/file1.txt")</text:p>
      <text:p text:style-name="P3">posix.stat_result(st_mode=33279, st_ino=2102347, st_dev=2049, st_nlink=1, st_uid=7777, st_gid=2222, st_size=0, st_atime=1528285562, st_mtime=1528285559, st_ctime=1528286098)</text:p>
      <text:p text:style-name="P3">&gt;&gt;&gt; v = os.stat("/home/sessitra/file1.txt")</text:p>
      <text:p text:style-name="P3">&gt;&gt;&gt; v.st_size</text:p>
      <text:p text:style-name="P3">0</text:p>
      <text:p text:style-name="P3">&gt;&gt;&gt; quit()</text:p>
      <text:p text:style-name="P3">sessitra@VTA010L:~$ ls</text:p>
      <text:p text:style-name="P3">23-05-2018 <text:s/>Desktop <text:s text:c="3"/>examples.desktop <text:s/>last_month <text:s/>pack1 <text:s text:c="4"/>python</text:p>
      <text:p text:style-name="P3">AVD_GUI <text:s text:c="4"/>Documents <text:s/>file1.txt <text:s text:c="8"/>Login <text:s text:c="6"/>Pictures <text:s/>Templates</text:p>
      <text:p text:style-name="P3">Demo_Login <text:s/>Downloads <text:s/>file2.txt <text:s text:c="8"/>Music <text:s text:c="6"/>Public <text:s text:c="3"/>Videos</text:p>
      <text:p text:style-name="P3">sessitra@VTA010L:~$ ln file1.txt hlfile1</text:p>
      <text:p text:style-name="P3">sessitra@VTA010L:~$ ls -lrt</text:p>
      <text:p text:style-name="P3">total 72</text:p>
      <text:p text:style-name="P3">-rw-r--r-- 1 sessitra sessitra 8980 Apr 26 11:17 examples.desktop</text:p>
      <text:p text:style-name="P3">drwxr-xr-x 2 sessitra sessitra 4096 Apr 26 11:20 Templates</text:p>
      <text:p text:style-name="P3">drwxr-xr-x 2 sessitra sessitra 4096 Apr 26 11:20 Public</text:p>
      <text:p text:style-name="P3">drwxr-xr-x 2 sessitra sessitra 4096 Apr 26 11:20 Videos</text:p>
      <text:p text:style-name="P3">drwxr-xr-x 2 sessitra sessitra 4096 Apr 26 11:20 Pictures</text:p>
      <text:p text:style-name="P3">drwxr-xr-x 2 sessitra sessitra 4096 Apr 26 11:20 Music</text:p>
      <text:p text:style-name="P3">drwxrwxr-x 5 sessitra sessitra 4096 Apr 30 18:29 Demo_Login</text:p>
      <text:p text:style-name="P3">drwxrwxr-x 5 sessitra sessitra 4096 May <text:s/>2 18:26 AVD_GUI</text:p>
      <text:p text:style-name="P3">drwxr-xr-x 2 sessitra sessitra 4096 May <text:s/>9 18:40 Documents</text:p>
      <text:p text:style-name="P3">drwxrwxr-x 3 sessitra sessitra 4096 May 14 17:25 Login</text:p>
      <text:p text:style-name="P3">drwxrwxr-x 2 sessitra sessitra 4096 May 23 18:28 23-05-2018</text:p>
      <text:p text:style-name="P3">drwxrwxr-x 3 sessitra sessitra 4096 May 28 10:41 last_month</text:p>
      <text:p text:style-name="P3">drwxr-xr-x 3 sessitra sessitra 4096 May 29 12:39 Downloads</text:p>
      <text:p text:style-name="P3">drwxrwxr-x 2 sessitra sessitra 4096 May 30 18:27 pack1</text:p>
      <text:p text:style-name="P3">drwxr-xr-x 4 sessitra sessitra 4096 Jun <text:s/>4 18:43 Desktop</text:p>
      <text:p text:style-name="P3">drwxrwxr-x 2 sessitra sessitra 4096 Jun <text:s/>4 18:49 python</text:p>
      <text:p text:style-name="P3">-rwxrwxrwx 2 <text:s text:c="4"/>7777 <text:s text:c="4"/>2222 <text:s text:c="3"/>0 Jun <text:s/>6 17:15 hlfile1</text:p>
      <text:p text:style-name="P3">-rwxrwxrwx 2 <text:s text:c="4"/>7777 <text:s text:c="4"/>2222 <text:s text:c="3"/>0 Jun <text:s/>6 17:15 file1.txt</text:p>
      <text:p text:style-name="P3">-rwxrwxr-x 1 sessitra sessitra <text:s text:c="3"/>0 Jun <text:s/>6 17:29 file2.txt</text:p>
      <text:p text:style-name="P3">sessitra@VTA010L:~$ ls -lirt</text:p>
      <text:p text:style-name="P3">total 72</text:p>
      <text:p text:style-name="P3">2099602 -rw-r--r-- 1 sessitra sessitra 8980 Apr 26 11:17 examples.desktop</text:p>
      <text:p text:style-name="P3">2099630 drwxr-xr-x 2 sessitra sessitra 4096 Apr 26 11:20 Templates</text:p>
      <text:p text:style-name="P3">2099631 drwxr-xr-x 2 sessitra sessitra 4096 Apr 26 11:20 Public</text:p>
      <text:p text:style-name="P3">2229283 drwxr-xr-x 2 sessitra sessitra 4096 Apr 26 11:20 Videos</text:p>
      <text:p text:style-name="P3">2229281 drwxr-xr-x 2 sessitra sessitra 4096 Apr 26 11:20 Pictures</text:p>
      <text:p text:style-name="P3">2229122 drwxr-xr-x 2 sessitra sessitra 4096 Apr 26 11:20 Music</text:p>
      <text:p text:style-name="P3">2097747 drwxrwxr-x 5 sessitra sessitra 4096 Apr 30 18:29 Demo_Login</text:p>
      <text:p text:style-name="P3">4065829 drwxrwxr-x 5 sessitra sessitra 4096 May <text:s/>2 18:26 AVD_GUI</text:p>
      <text:p text:style-name="P3">2099632 drwxr-xr-x 2 sessitra sessitra 4096 May <text:s/>9 18:40 Documents</text:p>
      <text:p text:style-name="P3">2236351 drwxrwxr-x 3 sessitra sessitra 4096 May 14 17:25 Login</text:p>
      <text:p text:style-name="P3">2102335 drwxrwxr-x 2 sessitra sessitra 4096 May 23 18:28 23-05-2018</text:p>
      <text:p text:style-name="P3">2097720 drwxrwxr-x 3 sessitra sessitra 4096 May 28 10:41 last_month</text:p>
      <text:p text:style-name="P3">2099629 drwxr-xr-x 3 sessitra sessitra 4096 May 29 12:39 Downloads</text:p>
      <text:p text:style-name="P3">2102341 drwxrwxr-x 2 sessitra sessitra 4096 May 30 18:27 pack1</text:p>
      <text:p text:style-name="P3">2099620 drwxr-xr-x 4 sessitra sessitra 4096 Jun <text:s/>4 18:43 Desktop</text:p>
      <text:p text:style-name="P3">2099365 drwxrwxr-x 2 sessitra sessitra 4096 Jun <text:s/>4 18:49 python</text:p>
      <text:p text:style-name="P3"><text:soft-page-break/>2102347 -rwxrwxrwx 2 <text:s text:c="4"/>7777 <text:s text:c="4"/>2222 <text:s text:c="3"/>0 Jun <text:s/>6 17:15 hlfile1</text:p>
      <text:p text:style-name="P3">2102347 -rwxrwxrwx 2 <text:s text:c="4"/>7777 <text:s text:c="4"/>2222 <text:s text:c="3"/>0 Jun <text:s/>6 17:15 file1.txt</text:p>
      <text:p text:style-name="P3">2102353 -rwxrwxr-x 1 sessitra sessitra <text:s text:c="3"/>0 Jun <text:s/>6 17:29 file2.txt</text:p>
      <text:p text:style-name="P3">sessitra@VTA010L:~$ find . -samefile file1.txt</text:p>
      <text:p text:style-name="P3">./file1.txt</text:p>
      <text:p text:style-name="P3">find: ‘./.dbus’: Permission denied</text:p>
      <text:p text:style-name="P3">./hlfile1</text:p>
      <text:p text:style-name="P3">sessitra@VTA010L:~$ ln file1.txt hl2file1</text:p>
      <text:p text:style-name="P3">sessitra@VTA010L:~$ ln file1.txt hl3file1</text:p>
      <text:p text:style-name="P3">sessitra@VTA010L:~$ ln file1.txt hl4file1</text:p>
      <text:p text:style-name="P3">sessitra@VTA010L:~$ find . -samefile file1.txt</text:p>
      <text:p text:style-name="P3">./file1.txt</text:p>
      <text:p text:style-name="P3">./hl4file1</text:p>
      <text:p text:style-name="P3">./hl3file1</text:p>
      <text:p text:style-name="P3">./hl2file1</text:p>
      <text:p text:style-name="P3">find: ‘./.dbus’: Permission denied</text:p>
      <text:p text:style-name="P3">./hlfile1</text:p>
      <text:p text:style-name="P3">sessitra@VTA010L:~$ ls -lirt</text:p>
      <text:p text:style-name="P3">total 72</text:p>
      <text:p text:style-name="P3">2099602 -rw-r--r-- 1 sessitra sessitra 8980 Apr 26 11:17 examples.desktop</text:p>
      <text:p text:style-name="P3">2099630 drwxr-xr-x 2 sessitra sessitra 4096 Apr 26 11:20 Templates</text:p>
      <text:p text:style-name="P3">2099631 drwxr-xr-x 2 sessitra sessitra 4096 Apr 26 11:20 Public</text:p>
      <text:p text:style-name="P3">2229283 drwxr-xr-x 2 sessitra sessitra 4096 Apr 26 11:20 Videos</text:p>
      <text:p text:style-name="P3">2229281 drwxr-xr-x 2 sessitra sessitra 4096 Apr 26 11:20 Pictures</text:p>
      <text:p text:style-name="P3">2229122 drwxr-xr-x 2 sessitra sessitra 4096 Apr 26 11:20 Music</text:p>
      <text:p text:style-name="P3">2097747 drwxrwxr-x 5 sessitra sessitra 4096 Apr 30 18:29 Demo_Login</text:p>
      <text:p text:style-name="P3">4065829 drwxrwxr-x 5 sessitra sessitra 4096 May <text:s/>2 18:26 AVD_GUI</text:p>
      <text:p text:style-name="P3">2099632 drwxr-xr-x 2 sessitra sessitra 4096 May <text:s/>9 18:40 Documents</text:p>
      <text:p text:style-name="P3">2236351 drwxrwxr-x 3 sessitra sessitra 4096 May 14 17:25 Login</text:p>
      <text:p text:style-name="P3">2102335 drwxrwxr-x 2 sessitra sessitra 4096 May 23 18:28 23-05-2018</text:p>
      <text:p text:style-name="P3">2097720 drwxrwxr-x 3 sessitra sessitra 4096 May 28 10:41 last_month</text:p>
      <text:p text:style-name="P3">2099629 drwxr-xr-x 3 sessitra sessitra 4096 May 29 12:39 Downloads</text:p>
      <text:p text:style-name="P3">2102341 drwxrwxr-x 2 sessitra sessitra 4096 May 30 18:27 pack1</text:p>
      <text:p text:style-name="P3">2099620 drwxr-xr-x 4 sessitra sessitra 4096 Jun <text:s/>4 18:43 Desktop</text:p>
      <text:p text:style-name="P3">2099365 drwxrwxr-x 2 sessitra sessitra 4096 Jun <text:s/>4 18:49 python</text:p>
      <text:p text:style-name="P3">2102347 -rwxrwxrwx 5 <text:s text:c="4"/>7777 <text:s text:c="4"/>2222 <text:s text:c="3"/>0 Jun <text:s/>6 17:15 hlfile1</text:p>
      <text:p text:style-name="P3">2102347 -rwxrwxrwx 5 <text:s text:c="4"/>7777 <text:s text:c="4"/>2222 <text:s text:c="3"/>0 Jun <text:s/>6 17:15 hl4file1</text:p>
      <text:p text:style-name="P3">2102347 -rwxrwxrwx 5 <text:s text:c="4"/>7777 <text:s text:c="4"/>2222 <text:s text:c="3"/>0 Jun <text:s/>6 17:15 hl3file1</text:p>
      <text:p text:style-name="P3">2102347 -rwxrwxrwx 5 <text:s text:c="4"/>7777 <text:s text:c="4"/>2222 <text:s text:c="3"/>0 Jun <text:s/>6 17:15 hl2file1</text:p>
      <text:p text:style-name="P3">2102347 -rwxrwxrwx 5 <text:s text:c="4"/>7777 <text:s text:c="4"/>2222 <text:s text:c="3"/>0 Jun <text:s/>6 17:15 file1.txt</text:p>
      <text:p text:style-name="P3">2102353 -rwxrwxr-x 1 sessitra sessitra <text:s text:c="3"/>0 Jun <text:s/>6 17:29 file2.txt</text:p>
      <text:p text:style-name="P3">sessitra@VTA010L:~$ stat hl3file1</text:p>
      <text:p text:style-name="P3"><text:s text:c="2"/>File: 'hl3file1'</text:p>
      <text:p text:style-name="P3"><text:s text:c="2"/>Size: 0 <text:s text:c="8"/><text:tab/>Blocks: 0 <text:s text:c="9"/>IO Block: 4096 <text:s text:c="2"/>regular empty file</text:p>
      <text:p text:style-name="P3">Device: 801h/2049d<text:tab/>Inode: 2102347 <text:s text:c="4"/>Links: 5</text:p>
      <text:p text:style-name="P3">Access: (0777/-rwxrwxrwx) <text:s/>Uid: ( 7777/ UNKNOWN) <text:s text:c="2"/>Gid: ( 2222/ UNKNOWN)</text:p>
      <text:p text:style-name="P3">Access: 2018-06-06 17:29:13.113464167 +0530</text:p>
      <text:p text:style-name="P3">Modify: 2018-06-06 17:15:59.174348539 +0530</text:p>
      <text:p text:style-name="P3">Change: 2018-06-06 17:40:39.498893567 +0530</text:p>
      <text:p text:style-name="P3"><text:s/>Birth: -</text:p>
      <text:p text:style-name="P3">sessitra@VTA010L:~$ man ln</text:p>
      <text:p text:style-name="P3">sessitra@VTA010L:~$ vi file1.txt</text:p>
      <text:p text:style-name="P3"><text:soft-page-break/>sessitra@VTA010L:~$ cat file1.txt</text:p>
      <text:p text:style-name="P3">hi there</text:p>
      <text:p text:style-name="P3">how are you</text:p>
      <text:p text:style-name="P3">sessitra@VTA010L:~$ cat hlfile1</text:p>
      <text:p text:style-name="P3">hi there</text:p>
      <text:p text:style-name="P3">how are you</text:p>
      <text:p text:style-name="P3">sessitra@VTA010L:~$ cat hl2file1</text:p>
      <text:p text:style-name="P3">hi there</text:p>
      <text:p text:style-name="P3">how are you</text:p>
      <text:p text:style-name="P3">sessitra@VTA010L:~$ cat hl3file1</text:p>
      <text:p text:style-name="P3">hi there</text:p>
      <text:p text:style-name="P3">how are you</text:p>
      <text:p text:style-name="P3">sessitra@VTA010L:~$ rm file1.txt</text:p>
      <text:p text:style-name="P3">sessitra@VTA010L:~$ cat hl3file1</text:p>
      <text:p text:style-name="P3">hi there</text:p>
      <text:p text:style-name="P3">how are you</text:p>
      <text:p text:style-name="P3">sessitra@VTA010L:~$ cat hl2file1</text:p>
      <text:p text:style-name="P3">hi there</text:p>
      <text:p text:style-name="P3">how are you</text:p>
      <text:p text:style-name="P3">sessitra@VTA010L:~$ vi file2.txt</text:p>
      <text:p text:style-name="P3">sessitra@VTA010L:~$ ln -s file2.txt slfile2</text:p>
      <text:p text:style-name="P3">sessitra@VTA010L:~$ ls -lirt</text:p>
      <text:p text:style-name="P3">total 92</text:p>
      <text:p text:style-name="P3">2099602 -rw-r--r-- 1 sessitra sessitra 8980 Apr 26 11:17 examples.desktop</text:p>
      <text:p text:style-name="P3">2099630 drwxr-xr-x 2 sessitra sessitra 4096 Apr 26 11:20 Templates</text:p>
      <text:p text:style-name="P3">2099631 drwxr-xr-x 2 sessitra sessitra 4096 Apr 26 11:20 Public</text:p>
      <text:p text:style-name="P3">2229283 drwxr-xr-x 2 sessitra sessitra 4096 Apr 26 11:20 Videos</text:p>
      <text:p text:style-name="P3">2229281 drwxr-xr-x 2 sessitra sessitra 4096 Apr 26 11:20 Pictures</text:p>
      <text:p text:style-name="P3">2229122 drwxr-xr-x 2 sessitra sessitra 4096 Apr 26 11:20 Music</text:p>
      <text:p text:style-name="P3">2097747 drwxrwxr-x 5 sessitra sessitra 4096 Apr 30 18:29 Demo_Login</text:p>
      <text:p text:style-name="P3">4065829 drwxrwxr-x 5 sessitra sessitra 4096 May <text:s/>2 18:26 AVD_GUI</text:p>
      <text:p text:style-name="P3">2099632 drwxr-xr-x 2 sessitra sessitra 4096 May <text:s/>9 18:40 Documents</text:p>
      <text:p text:style-name="P3">2236351 drwxrwxr-x 3 sessitra sessitra 4096 May 14 17:25 Login</text:p>
      <text:p text:style-name="P3">2102335 drwxrwxr-x 2 sessitra sessitra 4096 May 23 18:28 23-05-2018</text:p>
      <text:p text:style-name="P3">2097720 drwxrwxr-x 3 sessitra sessitra 4096 May 28 10:41 last_month</text:p>
      <text:p text:style-name="P3">2099629 drwxr-xr-x 3 sessitra sessitra 4096 May 29 12:39 Downloads</text:p>
      <text:p text:style-name="P3">2102341 drwxrwxr-x 2 sessitra sessitra 4096 May 30 18:27 pack1</text:p>
      <text:p text:style-name="P3">2099620 drwxr-xr-x 4 sessitra sessitra 4096 Jun <text:s/>4 18:43 Desktop</text:p>
      <text:p text:style-name="P3">2099365 drwxrwxr-x 2 sessitra sessitra 4096 Jun <text:s/>4 18:49 python</text:p>
      <text:p text:style-name="P3">2102347 -rwxrwxrwx 4 <text:s text:c="4"/>7777 <text:s text:c="4"/>2222 <text:s text:c="2"/>21 Jun <text:s/>6 17:44 hlfile1</text:p>
      <text:p text:style-name="P3">2102347 -rwxrwxrwx 4 <text:s text:c="4"/>7777 <text:s text:c="4"/>2222 <text:s text:c="2"/>21 Jun <text:s/>6 17:44 hl4file1</text:p>
      <text:p text:style-name="P3">2102347 -rwxrwxrwx 4 <text:s text:c="4"/>7777 <text:s text:c="4"/>2222 <text:s text:c="2"/>21 Jun <text:s/>6 17:44 hl3file1</text:p>
      <text:p text:style-name="P3">2102347 -rwxrwxrwx 4 <text:s text:c="4"/>7777 <text:s text:c="4"/>2222 <text:s text:c="2"/>21 Jun <text:s/>6 17:44 hl2file1</text:p>
      <text:p text:style-name="P3">2102692 -rwxrwxr-x 1 sessitra sessitra <text:s text:c="2"/>21 Jun <text:s/>6 17:46 file2.txt</text:p>
      <text:p text:style-name="P3">2102355 lrwxrwxrwx 1 sessitra sessitra <text:s text:c="3"/>9 Jun <text:s/>6 17:46 slfile2 -&gt; file2.txt</text:p>
      <text:p text:style-name="P3">sessitra@VTA010L:~$ cat slfile2</text:p>
      <text:p text:style-name="P3">hello hi</text:p>
      <text:p text:style-name="P3">how are you</text:p>
      <text:p text:style-name="P3">sessitra@VTA010L:~$ cat file2.txt</text:p>
      <text:p text:style-name="P3">hello hi</text:p>
      <text:p text:style-name="P3">how are you</text:p>
      <text:p text:style-name="P3">sessitra@VTA010L:~$ rm file2.txt</text:p>
      <text:p text:style-name="P3"><text:soft-page-break/>sessitra@VTA010L:~$ ls -lirt</text:p>
      <text:p text:style-name="P3">total 88</text:p>
      <text:p text:style-name="P3">2099602 -rw-r--r-- 1 sessitra sessitra 8980 Apr 26 11:17 examples.desktop</text:p>
      <text:p text:style-name="P3">2099630 drwxr-xr-x 2 sessitra sessitra 4096 Apr 26 11:20 Templates</text:p>
      <text:p text:style-name="P3">2099631 drwxr-xr-x 2 sessitra sessitra 4096 Apr 26 11:20 Public</text:p>
      <text:p text:style-name="P3">2229283 drwxr-xr-x 2 sessitra sessitra 4096 Apr 26 11:20 Videos</text:p>
      <text:p text:style-name="P3">2229281 drwxr-xr-x 2 sessitra sessitra 4096 Apr 26 11:20 Pictures</text:p>
      <text:p text:style-name="P3">2229122 drwxr-xr-x 2 sessitra sessitra 4096 Apr 26 11:20 Music</text:p>
      <text:p text:style-name="P3">2097747 drwxrwxr-x 5 sessitra sessitra 4096 Apr 30 18:29 Demo_Login</text:p>
      <text:p text:style-name="P3">4065829 drwxrwxr-x 5 sessitra sessitra 4096 May <text:s/>2 18:26 AVD_GUI</text:p>
      <text:p text:style-name="P3">2099632 drwxr-xr-x 2 sessitra sessitra 4096 May <text:s/>9 18:40 Documents</text:p>
      <text:p text:style-name="P3">2236351 drwxrwxr-x 3 sessitra sessitra 4096 May 14 17:25 Login</text:p>
      <text:p text:style-name="P3">2102335 drwxrwxr-x 2 sessitra sessitra 4096 May 23 18:28 23-05-2018</text:p>
      <text:p text:style-name="P3">2097720 drwxrwxr-x 3 sessitra sessitra 4096 May 28 10:41 last_month</text:p>
      <text:p text:style-name="P3">2099629 drwxr-xr-x 3 sessitra sessitra 4096 May 29 12:39 Downloads</text:p>
      <text:p text:style-name="P3">2102341 drwxrwxr-x 2 sessitra sessitra 4096 May 30 18:27 pack1</text:p>
      <text:p text:style-name="P3">2099620 drwxr-xr-x 4 sessitra sessitra 4096 Jun <text:s/>4 18:43 Desktop</text:p>
      <text:p text:style-name="P3">2099365 drwxrwxr-x 2 sessitra sessitra 4096 Jun <text:s/>4 18:49 python</text:p>
      <text:p text:style-name="P3">2102347 -rwxrwxrwx 4 <text:s text:c="4"/>7777 <text:s text:c="4"/>2222 <text:s text:c="2"/>21 Jun <text:s/>6 17:44 hlfile1</text:p>
      <text:p text:style-name="P3">2102347 -rwxrwxrwx 4 <text:s text:c="4"/>7777 <text:s text:c="4"/>2222 <text:s text:c="2"/>21 Jun <text:s/>6 17:44 hl4file1</text:p>
      <text:p text:style-name="P3">2102347 -rwxrwxrwx 4 <text:s text:c="4"/>7777 <text:s text:c="4"/>2222 <text:s text:c="2"/>21 Jun <text:s/>6 17:44 hl3file1</text:p>
      <text:p text:style-name="P3">2102347 -rwxrwxrwx 4 <text:s text:c="4"/>7777 <text:s text:c="4"/>2222 <text:s text:c="2"/>21 Jun <text:s/>6 17:44 hl2file1</text:p>
      <text:p text:style-name="P3">2102355 lrwxrwxrwx 1 sessitra sessitra <text:s text:c="3"/>9 Jun <text:s/>6 17:46 slfile2 -&gt; file2.txt</text:p>
      <text:p text:style-name="P3">sessitra@VTA010L:~$ cat slfile2</text:p>
      <text:p text:style-name="P3">cat: slfile2: No such file or directory</text:p>
      <text:p text:style-name="P3">sessitra@VTA010L:~$ vi file3.txt</text:p>
      <text:p text:style-name="P3">sessitra@VTA010L:~$ ln -s file3.txt sl_file3</text:p>
      <text:p text:style-name="P3">sessitra@VTA010L:~$ stat file3.txt</text:p>
      <text:p text:style-name="P3"><text:s text:c="2"/>File: 'file3.txt'</text:p>
      <text:p text:style-name="P3"><text:s text:c="2"/>Size: 39 <text:s text:c="7"/><text:tab/>Blocks: 8 <text:s text:c="9"/>IO Block: 4096 <text:s text:c="2"/>regular file</text:p>
      <text:p text:style-name="P3">Device: 801h/2049d<text:tab/>Inode: 2102697 <text:s text:c="4"/>Links: 1</text:p>
      <text:p text:style-name="P3">Access: (0664/-rw-rw-r--) <text:s/>Uid: ( 1001/sessitra) <text:s text:c="2"/>Gid: ( 1001/sessitra)</text:p>
      <text:p text:style-name="P3">Access: 2018-06-06 17:48:08.194394267 +0530</text:p>
      <text:p text:style-name="P3">Modify: 2018-06-06 17:48:08.194394267 +0530</text:p>
      <text:p text:style-name="P3">Change: 2018-06-06 17:48:08.194394267 +0530</text:p>
      <text:p text:style-name="P3"><text:s/>Birth: -</text:p>
      <text:p text:style-name="P3">sessitra@VTA010L:~$ stat sl_file3</text:p>
      <text:p text:style-name="P3"><text:s text:c="2"/>File: 'sl_file3' -&gt; 'file3.txt'</text:p>
      <text:p text:style-name="P3"><text:s text:c="2"/>Size: 9 <text:s text:c="8"/><text:tab/>Blocks: 0 <text:s text:c="9"/>IO Block: 4096 <text:s text:c="2"/>symbolic link</text:p>
      <text:p text:style-name="P3">Device: 801h/2049d<text:tab/>Inode: 2102353 <text:s text:c="4"/>Links: 1</text:p>
      <text:p text:style-name="P3">Access: (0777/lrwxrwxrwx) <text:s/>Uid: ( 1001/sessitra) <text:s text:c="2"/>Gid: ( 1001/sessitra)</text:p>
      <text:p text:style-name="P3">Access: 2018-06-06 17:48:21.778134528 +0530</text:p>
      <text:p text:style-name="P3">Modify: 2018-06-06 17:48:21.778134528 +0530</text:p>
      <text:p text:style-name="P3">Change: 2018-06-06 17:48:21.778134528 +0530</text:p>
      <text:p text:style-name="P3"><text:s/>Birth: -</text:p>
      <text:p text:style-name="P3">sessitra@VTA010L:~$ python</text:p>
      <text:p text:style-name="P3">Python 2.7.12 (default, Dec <text:s/>4 2017, 14:50:18) </text:p>
      <text:p text:style-name="P3">[GCC 5.4.0 20160609] on linux2</text:p>
      <text:p text:style-name="P3">Type "help", "copyright", "credits" or "license" for more information.</text:p>
      <text:p text:style-name="P3">&gt;&gt;&gt; import os</text:p>
      <text:p text:style-name="P3">&gt;&gt;&gt; os.link("/home/sessitra/file4.txt", "/home/sessitra/hl_file4")</text:p>
      <text:p text:style-name="P3">&gt;&gt;&gt; os.symlink("/home/sessitra/file4.txt", "/home/sessitra/sl_file4")</text:p>
      <text:p text:style-name="P3"><text:soft-page-break/>&gt;&gt;&gt; os.mkdir("/home/sessitra/dir3", 0o666)</text:p>
      <text:p text:style-name="P3">&gt;&gt;&gt; os.mkdir("/home/sessitra/dir4", 0o777)</text:p>
      <text:p text:style-name="P3">&gt;&gt;&gt; os.umask()</text:p>
      <text:p text:style-name="P3">Traceback (most recent call last):</text:p>
      <text:p text:style-name="P3"><text:s text:c="2"/>File "&lt;stdin&gt;", line 1, in &lt;module&gt;</text:p>
      <text:p text:style-name="P3">TypeError: umask() takes exactly 1 argument (0 given)</text:p>
      <text:p text:style-name="P3">&gt;&gt;&gt; help(os.umask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8:23:55.030337449</meta:creation-date>
    <dc:date>2018-06-06T18:25:29.525212539</dc:date>
    <meta:editing-duration>PT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1" meta:paragraph-count="512" meta:word-count="3186" meta:character-count="23732" meta:non-whitespace-character-count="20252"/>
  </office:meta>
</office:document-meta>
</file>